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1138a"/>
    </style:style>
    <style:style style:name="P2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3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4" style:family="paragraph" style:parent-style-name="Text_20_body">
      <style:text-properties officeooo:rsid="0014352a" officeooo:paragraph-rsid="0014352a"/>
    </style:style>
    <style:style style:name="P5" style:family="paragraph" style:parent-style-name="Title">
      <style:text-properties officeooo:rsid="0014352a" officeooo:paragraph-rsid="0014352a"/>
    </style:style>
    <style:style style:name="P6" style:family="paragraph" style:parent-style-name="Text_20_body">
      <style:text-properties officeooo:rsid="002682b2" officeooo:paragraph-rsid="002682b2"/>
    </style:style>
    <style:style style:name="P7" style:family="paragraph" style:parent-style-name="Text_20_body">
      <style:text-properties officeooo:rsid="0027a09e"/>
    </style:style>
    <style:style style:name="P8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9" style:family="paragraph" style:parent-style-name="Text_20_body">
      <style:text-properties officeooo:rsid="0029d767" officeooo:paragraph-rsid="0029d767"/>
    </style:style>
    <style:style style:name="P10" style:family="paragraph" style:parent-style-name="Title">
      <style:text-properties officeooo:rsid="0024ef34" officeooo:paragraph-rsid="0024ef34"/>
    </style:style>
    <style:style style:name="P11" style:family="paragraph" style:parent-style-name="Text_20_body">
      <style:text-properties officeooo:paragraph-rsid="002e5530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2ef8d0"/>
    </style:style>
    <style:style style:name="P15" style:family="paragraph" style:parent-style-name="Text_20_body">
      <style:text-properties officeooo:rsid="0034bca8" officeooo:paragraph-rsid="0034bca8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Heading_20_1" style:master-page-name="Corps_20_du_20_document">
      <style:paragraph-properties style:page-number="1" fo:break-before="page"/>
      <style:text-properties officeooo:rsid="0032f1a4" officeooo:paragraph-rsid="0032f1a4"/>
    </style:style>
    <style:style style:name="P19" style:family="paragraph" style:parent-style-name="Heading_20_1">
      <style:paragraph-properties fo:break-before="page"/>
      <style:text-properties officeooo:rsid="000d02cf" officeooo:paragraph-rsid="0011138a"/>
    </style:style>
    <style:style style:name="P20" style:family="paragraph" style:parent-style-name="Heading_20_2">
      <style:text-properties officeooo:rsid="0032f1a4" officeooo:paragraph-rsid="0032f1a4"/>
    </style:style>
    <style:style style:name="P21" style:family="paragraph" style:parent-style-name="Heading_20_2">
      <style:text-properties officeooo:rsid="000d1405" officeooo:paragraph-rsid="0011138a"/>
    </style:style>
    <style:style style:name="P22" style:family="paragraph" style:parent-style-name="Heading_20_2">
      <style:text-properties officeooo:rsid="0011138a" officeooo:paragraph-rsid="0011138a"/>
    </style:style>
    <style:style style:name="P23" style:family="paragraph" style:parent-style-name="Heading_20_2">
      <style:text-properties officeooo:rsid="004eb8cb" officeooo:paragraph-rsid="002ceee8"/>
    </style:style>
    <style:style style:name="P24" style:family="paragraph" style:parent-style-name="Text_20_body" style:master-page-name="First_20_Page">
      <style:paragraph-properties style:page-number="auto"/>
    </style:style>
    <style:style style:name="P25" style:family="paragraph" style:parent-style-name="Text_20_body" style:list-style-name="L1">
      <style:text-properties officeooo:rsid="0029376f" officeooo:paragraph-rsid="0029376f"/>
    </style:style>
    <style:style style:name="P26" style:family="paragraph" style:parent-style-name="Text_20_body" style:list-style-name="L2">
      <style:text-properties officeooo:rsid="0034bca8" officeooo:paragraph-rsid="0034bca8"/>
    </style:style>
    <style:style style:name="P27" style:family="paragraph" style:parent-style-name="Text_20_body">
      <style:text-properties officeooo:rsid="0034bca8" officeooo:paragraph-rsid="0034bca8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rsid="0034bca8" officeooo:paragraph-rsid="0034bca8"/>
    </style:style>
    <style:style style:name="P29" style:family="paragraph" style:parent-style-name="Text_20_body">
      <style:text-properties officeooo:rsid="0034bca8" officeooo:paragraph-rsid="00566184"/>
    </style:style>
    <style:style style:name="P30" style:family="paragraph" style:parent-style-name="Text_20_body">
      <style:text-properties officeooo:rsid="003be6bf" officeooo:paragraph-rsid="00566184"/>
    </style:style>
    <style:style style:name="P31" style:family="paragraph" style:parent-style-name="Text_20_body">
      <style:text-properties officeooo:rsid="003ebb56" officeooo:paragraph-rsid="003ebb56"/>
    </style:style>
    <style:style style:name="P32" style:family="paragraph" style:parent-style-name="Text_20_body">
      <style:text-properties officeooo:rsid="004063bf" officeooo:paragraph-rsid="004063bf"/>
    </style:style>
    <style:style style:name="P33" style:family="paragraph" style:parent-style-name="Text_20_body">
      <style:text-properties officeooo:rsid="004063bf" officeooo:paragraph-rsid="0045d1f7"/>
    </style:style>
    <style:style style:name="P34" style:family="paragraph" style:parent-style-name="Text_20_body">
      <style:text-properties officeooo:rsid="004063bf" officeooo:paragraph-rsid="00566184"/>
    </style:style>
    <style:style style:name="P35" style:family="paragraph" style:parent-style-name="Text_20_body" style:list-style-name="L3">
      <style:text-properties officeooo:paragraph-rsid="004063bf"/>
    </style:style>
    <style:style style:name="P36" style:family="paragraph" style:parent-style-name="Text_20_body">
      <style:paragraph-properties fo:margin-left="0cm" fo:margin-right="0cm" fo:text-indent="0cm" style:auto-text-indent="false"/>
    </style:style>
    <style:style style:name="P37" style:family="paragraph" style:parent-style-name="Text_20_body">
      <style:text-properties officeooo:rsid="0045d1f7" officeooo:paragraph-rsid="0045d1f7"/>
    </style:style>
    <style:style style:name="P38" style:family="paragraph" style:parent-style-name="Text_20_body" style:list-style-name="L4">
      <style:text-properties officeooo:rsid="0045d1f7" officeooo:paragraph-rsid="0045d1f7"/>
    </style:style>
    <style:style style:name="P39" style:family="paragraph" style:parent-style-name="Text_20_body" style:list-style-name="L4">
      <style:text-properties officeooo:paragraph-rsid="0045d1f7"/>
    </style:style>
    <style:style style:name="P40" style:family="paragraph" style:parent-style-name="Text_20_body" style:list-style-name="L5">
      <style:text-properties officeooo:paragraph-rsid="0045d1f7"/>
    </style:style>
    <style:style style:name="P41" style:family="paragraph" style:parent-style-name="Text_20_body" style:list-style-name="L5">
      <style:text-properties officeooo:paragraph-rsid="004763e9"/>
    </style:style>
    <style:style style:name="P42" style:family="paragraph" style:parent-style-name="Text_20_body" style:list-style-name="L5">
      <style:text-properties officeooo:rsid="004763e9" officeooo:paragraph-rsid="004763e9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486ba8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paragraph-rsid="004c25e1"/>
    </style:style>
    <style:style style:name="P45" style:family="paragraph" style:parent-style-name="Text_20_body">
      <style:paragraph-properties fo:margin-left="0cm" fo:margin-right="0cm" fo:text-indent="0cm" style:auto-text-indent="false"/>
    </style:style>
    <style:style style:name="P46" style:family="paragraph" style:parent-style-name="Text_20_body" style:list-style-name="L6">
      <style:text-properties officeooo:paragraph-rsid="004ef8e0"/>
    </style:style>
    <style:style style:name="P47" style:family="paragraph" style:parent-style-name="Text_20_body" style:list-style-name="L6">
      <style:text-properties officeooo:paragraph-rsid="0050c3c3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52c2f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533320" officeooo:paragraph-rsid="00533320"/>
    </style:style>
    <style:style style:name="P50" style:family="paragraph" style:parent-style-name="Text_20_body" style:list-style-name="L7">
      <style:text-properties officeooo:paragraph-rsid="00566184"/>
    </style:style>
    <style:style style:name="P51" style:family="paragraph" style:parent-style-name="Text_20_body" style:list-style-name="L7">
      <style:text-properties officeooo:rsid="00566184" officeooo:paragraph-rsid="00584d60"/>
    </style:style>
    <style:style style:name="P52" style:family="paragraph" style:parent-style-name="Text_20_body">
      <style:text-properties officeooo:rsid="0027a09e"/>
    </style:style>
    <style:style style:name="T1" style:family="text">
      <style:text-properties officeooo:rsid="0032f1a4"/>
    </style:style>
    <style:style style:name="T2" style:family="text">
      <style:text-properties officeooo:rsid="0018e4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officeooo:rsid="003d08c6"/>
    </style:style>
    <style:style style:name="T6" style:family="text">
      <style:text-properties officeooo:rsid="003a0c7e"/>
    </style:style>
    <style:style style:name="T7" style:family="text">
      <style:text-properties officeooo:rsid="002ef8d0"/>
    </style:style>
    <style:style style:name="T8" style:family="text">
      <style:text-properties officeooo:rsid="00326d57"/>
    </style:style>
    <style:style style:name="T9" style:family="text">
      <style:text-properties officeooo:rsid="0034bca8"/>
    </style:style>
    <style:style style:name="T10" style:family="text">
      <style:text-properties officeooo:rsid="00368e5b"/>
    </style:style>
    <style:style style:name="T11" style:family="text">
      <style:text-properties officeooo:rsid="00372e54"/>
    </style:style>
    <style:style style:name="T12" style:family="text">
      <style:text-properties officeooo:rsid="00384e50"/>
    </style:style>
    <style:style style:name="T13" style:family="text">
      <style:text-properties officeooo:rsid="003a5cae"/>
    </style:style>
    <style:style style:name="T14" style:family="text">
      <style:text-properties officeooo:rsid="003cdf80"/>
    </style:style>
    <style:style style:name="T15" style:family="text">
      <style:text-properties officeooo:rsid="003ebb56"/>
    </style:style>
    <style:style style:name="T16" style:family="text">
      <style:text-properties officeooo:rsid="004063bf"/>
    </style:style>
    <style:style style:name="T17" style:family="text">
      <style:text-properties officeooo:rsid="004265a6"/>
    </style:style>
    <style:style style:name="T18" style:family="text">
      <style:text-properties officeooo:rsid="0042cbec"/>
    </style:style>
    <style:style style:name="T19" style:family="text">
      <style:text-properties officeooo:rsid="0043d3fb"/>
    </style:style>
    <style:style style:name="T20" style:family="text">
      <style:text-properties officeooo:rsid="0045d1f7"/>
    </style:style>
    <style:style style:name="T21" style:family="text">
      <style:text-properties officeooo:rsid="004763e9"/>
    </style:style>
    <style:style style:name="T22" style:family="text">
      <style:text-properties officeooo:rsid="00486ba8"/>
    </style:style>
    <style:style style:name="T23" style:family="text">
      <style:text-properties officeooo:rsid="004a5824"/>
    </style:style>
    <style:style style:name="T24" style:family="text">
      <style:text-properties officeooo:rsid="004c25e1"/>
    </style:style>
    <style:style style:name="T25" style:family="text">
      <style:text-properties officeooo:rsid="004c95a1"/>
    </style:style>
    <style:style style:name="T26" style:family="text">
      <style:text-properties officeooo:rsid="004deb74"/>
    </style:style>
    <style:style style:name="T27" style:family="text">
      <style:text-properties officeooo:rsid="004ef8e0"/>
    </style:style>
    <style:style style:name="T28" style:family="text">
      <style:text-properties officeooo:rsid="0050c3c3"/>
    </style:style>
    <style:style style:name="T29" style:family="text">
      <style:text-properties officeooo:rsid="0052c2fd"/>
    </style:style>
    <style:style style:name="T30" style:family="text">
      <style:text-properties officeooo:rsid="00533320"/>
    </style:style>
    <style:style style:name="T31" style:family="text">
      <style:text-properties officeooo:rsid="00549d61"/>
    </style:style>
    <style:style style:name="T32" style:family="text">
      <style:text-properties officeooo:rsid="00566184"/>
    </style:style>
    <style:style style:name="T33" style:family="text">
      <style:text-properties officeooo:rsid="00584d60"/>
    </style:style>
    <style:style style:name="T34" style:family="text">
      <style:text-properties officeooo:rsid="00589ae0"/>
    </style:style>
    <style:style style:name="T35" style:family="text">
      <style:text-properties officeooo:rsid="0058a15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Wizards &amp; Dices</text:p>
      <text:p text:style-name="Text_20_body"/>
      <text:p text:style-name="P5">Compte-rendu de réunion<text:line-break/><text:span text:style-name="T8">Méthodes de travail et de<text:line-break/>communication interne</text:span></text:p>
      <text:p text:style-name="P4"/>
      <text:p text:style-name="Text_20_body"/>
      <text:p text:style-name="Text_20_body"/>
      <text:p text:style-name="P9"/>
      <text:p text:style-name="Text_20_body"/>
      <text:p text:style-name="P8"><text:span text:style-name="T4"><text:s text:c="2"/></text:span>Membres présents :</text:p>
      <text:list text:style-name="L1">
        <text:list-item>
          <text:p text:style-name="P25">Loïs ALLAIRE<text:tab/><text:tab/><text:span text:style-name="T3">OUI</text:span></text:p>
        </text:list-item>
        <text:list-item>
          <text:p text:style-name="P25">Hugo CLAMOND<text:tab/><text:span text:style-name="T3">OUI</text:span></text:p>
        </text:list-item>
        <text:list-item>
          <text:p text:style-name="P25">Axel MOURILLON<text:tab/><text:span text:style-name="T3">OUI</text:span></text:p>
        </text:list-item>
        <text:list-item>
          <text:p text:style-name="P25">Arthur YANG<text:tab/><text:tab/><text:span text:style-name="T3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2"><text:a xlink:type="simple" xlink:href="#__RefHeading___Toc263_1510177236" text:style-name="Index_20_Link" text:visited-style-name="Index_20_Link">Proposition de méthodes à suivre au long du projet<text:tab/>1</text:a></text:p>
          <text:p text:style-name="P13"><text:a xlink:type="simple" xlink:href="#__RefHeading___Toc277_1510177236" text:style-name="Index_20_Link" text:visited-style-name="Index_20_Link">Proposition de méthodes de travail et de communication en interne<text:tab/>1</text:a></text:p>
          <text:p text:style-name="P13"><text:a xlink:type="simple" xlink:href="#__RefHeading___Toc279_1510177236" text:style-name="Index_20_Link" text:visited-style-name="Index_20_Link">Ajustements suggérés<text:tab/>1</text:a></text:p>
          <text:p text:style-name="P12"><text:a xlink:type="simple" xlink:href="#__RefHeading___Toc263_1510177236%20Copie%202%20Copie%201" text:style-name="Index_20_Link" text:visited-style-name="Index_20_Link">Prochaine réunion<text:tab/>2</text:a></text:p>
          <text:p text:style-name="P13"><text:a xlink:type="simple" xlink:href="#__RefHeading___Toc289_1510177236" text:style-name="Index_20_Link" text:visited-style-name="Index_20_Link">Date<text:tab/>2</text:a></text:p>
          <text:p text:style-name="P13"><text:a xlink:type="simple" xlink:href="#__RefHeading___Toc291_1510177236" text:style-name="Index_20_Link" text:visited-style-name="Index_20_Link">Ordre du jour<text:tab/>2</text:a></text:p>
          <text:p text:style-name="P13"><text:a xlink:type="simple" xlink:href="#__RefHeading___Toc291_1510177236%20Copie%201" text:style-name="Index_20_Link" text:visited-style-name="Index_20_Link">Devoirs<text:tab/>2</text:a></text:p>
        </text:index-body>
      </text:table-of-content>
      <text:p text:style-name="Text_20_body"/>
      <text:p text:style-name="Text_20_body"/>
      <text:p text:style-name="P7"/>
      <text:p text:style-name="P7"/>
      <text:p text:style-name="P7"/>
      <text:p text:style-name="P7"/>
      <text:p text:style-name="Text_20_body"/>
      <text:p text:style-name="P6">Le : <text:span text:style-name="T1">Lundi 4 novembre 2024</text:span></text:p>
      <text:p text:style-name="Text_20_body"/>
      <text:h text:style-name="P18" text:outline-level="1"><text:bookmark-start text:name="__RefHeading___Toc263_1510177236"/>Proposition de méthodes à suivre au long du projet<text:bookmark-end text:name="__RefHeading___Toc263_1510177236"/></text:h>
      <text:h text:style-name="P20" text:outline-level="2"><text:bookmark-start text:name="__RefHeading___Toc277_1510177236"/>Proposition de méthodes de travail et de communication en interne<text:bookmark-end text:name="__RefHeading___Toc277_1510177236"/></text:h>
      <text:p text:style-name="Text_20_body">- Gitignore : </text:p>
      <text:p text:style-name="P36">Nom : <text:span text:style-name="T13">_</text:span>fichiers_<text:span text:style-name="T9">temporaires</text:span></text:p>
      <text:p text:style-name="P36">But : stocker des fichiers liés aux projets sur vos machines, n'ayant pas d'intérêts à être poussé (brouillon, autres fichiers temporaires)</text:p>
      <text:p text:style-name="Text_20_body"/>
      <text:p text:style-name="Text_20_body">- Horaire : </text:p>
      <text:p text:style-name="P36">Entre 19h30 et 22h30 (hors temps de repas) → essayer d'être disponible et réactif, surtout en cas de ping nominatif</text:p>
      <text:p text:style-name="P43">Passé 22h30 → <text:span text:style-name="T22">présences requises </text:span>uniquement <text:span text:style-name="T22">pour les </text:span>urgences, sinon peut attendre le lendemain</text:p>
      <text:p text:style-name="P36"><text:span text:style-name="T22">Dans la mesure du possible, ne</text:span> pas <text:span text:style-name="T22">laisser</text:span> plus de 24h à <text:span text:style-name="T17">36</text:span>h de remis <text:span text:style-name="T22">pour les messages</text:span></text:p>
      <text:p text:style-name="P36"/>
      <text:p text:style-name="Text_20_body">- Communication :</text:p>
      <text:p text:style-name="P43">Ouverture d'un channel « indisponibilité » <text:span text:style-name="T22">ou « </text:span>vacances » → envoyer un message pour informer d'<text:span text:style-name="T22">une </text:span>absence<text:span text:style-name="T22">s, </text:span>ou de <text:span text:style-name="T22">même d’un </text:span>retard <text:span text:style-name="T22">(nom encore à définir, à l’appréciation </text:span><text:span text:style-name="T23">du chef de projet</text:span><text:span text:style-name="T22">) </text:span></text:p>
      <text:p text:style-name="P44">Ouverture de channel pour les tâches </text:p>
      <text:p text:style-name="P36">Ouverture de fils pour les sous-tâches</text:p>
      <text:p text:style-name="P44"><text:span text:style-name="T24"><text:tab/>⇒ P</text:span>ermet un suivi et une encapsulation de chaque tâche</text:p>
      <text:p text:style-name="P36">Ouverture de channel pour les mise à jour Gantt des tâches</text:p>
      <text:p text:style-name="Text_20_body"/>
      <text:p text:style-name="Text_20_body">- Gantt : planning et répartition des tâches</text:p>
      <text:p text:style-name="P36">Quand lecture du fichier Gantt : NE SAUVEGARDER AUCUNE MODIFICATION APPORTÉES AU FICHIER</text:p>
      <text:p text:style-name="P36">Découpage en tâche puis en sous-tâches (ou travaux)</text:p>
      <text:list xml:id="list1201308964" text:style-name="L6">
        <text:list-item>
          <text:p text:style-name="P46"><text:span text:style-name="T25">Grands a</text:span><text:span text:style-name="T17">xes </text:span><text:span text:style-name="T25">du projets → </text:span><text:span text:style-name="T27">Définit une fois en réunion, puis relativement statique</text:span><text:span text:style-name="T25"> </text:span></text:p>
          <text:list>
            <text:list-item>
              <text:p text:style-name="P47">Tâche<text:span text:style-name="T26">s</text:span> : <text:span text:style-name="T27">étapes</text:span> général<text:span text:style-name="T27">istes</text:span> → <text:span text:style-name="T28">Concertation</text:span> <text:span text:style-name="T27">du groupe</text:span> (au moins 2 ou 3 <text:span text:style-name="T28">membres</text:span>) en réu<text:span text:style-name="T28">nion</text:span> </text:p>
              <text:list>
                <text:list-item>
                  <text:p text:style-name="P46">Sous-tâche<text:span text:style-name="T26">s</text:span> : travaux précis pour avancer une tâche → pas besoin d<text:span text:style-name="T28">e concertation</text:span></text:p>
                </text:list-item>
              </text:list>
            </text:list-item>
          </text:list>
        </text:list-item>
      </text:list>
      <text:p text:style-name="P36"><text:span text:style-name="T17"><text:tab/>⇒ Rép</text:span><text:span text:style-name="T18">ét</text:span><text:span text:style-name="T17">ition </text:span><text:span text:style-name="T25">des</text:span><text:span text:style-name="T17"> tâches </text:span><text:span text:style-name="T25">dans les axes,</text:span><text:span text:style-name="T17"> avec </text:span><text:span text:style-name="T25">leurs </text:span><text:span text:style-name="T17">sous-tâches correspondant</text:span><text:span text:style-name="T25">es</text:span></text:p>
      <text:p text:style-name="P36">Ouverture / modification / avancement d'une tâche <text:span text:style-name="T28">ou d’une sous-tâche</text:span> <text:span text:style-name="T28">⇒ ouverture d’un</text:span> ticket <text:span text:style-name="T28">sur T</text:span>aiga</text:p>
      <text:p text:style-name="P48">Définition d'une charte de couleur <text:span text:style-name="T29">pour les tâches et les s</text:span><text:span text:style-name="T28">ous-tâche</text:span><text:span text:style-name="T29">s</text:span></text:p>
      <text:p text:style-name="Text_20_body"/>
      <text:p text:style-name="Text_20_body">- Taiga :</text:p>
      <text:p text:style-name="P36"><text:span text:style-name="T30">Ouverture de t</text:span>icket pour ouverture/modification/avancement d'une tâche ou d'une sous-tâche</text:p>
      <text:p text:style-name="P49">⇒ Réponses aux tickets : chef de projet (Axel)</text:p>
      <text:p text:style-name="Text_20_body"/>
      <text:p text:style-name="Text_20_body">- Autre en vracs</text:p>
      <text:p text:style-name="Text_20_body"><text:tab/><text:span text:style-name="T31">⇒</text:span> <text:span text:style-name="T17">P</text:span>artenariat potentiel : diagonale du fou (jeu de société à Valence)</text:p>
      <text:p text:style-name="Text_20_body"/>
      <text:p text:style-name="Text_20_body"/>
      <text:p text:style-name="Text_20_body"/>
      <text:h text:style-name="P20" text:outline-level="2"><text:bookmark-start text:name="__RefHeading___Toc279_1510177236"/>Ajustements suggérés<text:bookmark-end text:name="__RefHeading___Toc279_1510177236"/></text:h>
      <text:p text:style-name="P31">-Communication interne :</text:p>
      <text:p text:style-name="P15"><text:tab/><text:span text:style-name="T34">Utilisation d’une c</text:span>atégorie <text:span text:style-name="T15">pour regrouper les</text:span> <text:span text:style-name="T34">channels de </text:span>tâche<text:span text:style-name="T15">s</text:span> <text:span text:style-name="T34">sur </text:span><text:span text:style-name="T15">D</text:span>iscord</text:p>
      <text:p text:style-name="P15"/>
      <text:p text:style-name="P15">- G<text:span text:style-name="T15">antt :</text:span></text:p>
      <text:p text:style-name="P15"><text:span text:style-name="T14"><text:tab/>R</text:span>épartition du pourcentage <text:span text:style-name="T35">équitable : 2 = 50/50 ; 3 = 34/33/33 ; 4 = 25/25/25/25</text:span></text:p>
      <text:p text:style-name="P29"><text:span text:style-name="T14"><text:tab/>C</text:span>ouleur<text:span text:style-name="T32">s</text:span> <text:span text:style-name="T32">des tâches et des </text:span>sous-tâche<text:span text:style-name="T32">s en fonction de leurs </text:span>avancement<text:span text:style-name="T32">s</text:span></text:p>
      <text:p text:style-name="P28">Répartition <text:span text:style-name="T32">des tâches dans Gantt</text:span> : <text:span text:style-name="T12">parallèle de Git</text:span></text:p>
      <text:list text:style-name="L2">
        <text:list-item>
          <text:list>
            <text:list-item>
              <text:p text:style-name="P26">Grand<text:span text:style-name="T11">s</text:span> axe<text:span text:style-name="T11">s</text:span></text:p>
              <text:list>
                <text:list-item>
                  <text:p text:style-name="P26">Tâche<text:span text:style-name="T10">s</text:span></text:p>
                  <text:list>
                    <text:list-item>
                      <text:p text:style-name="P26">Sous-tâches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>- Taiga :</text:p>
      <text:p text:style-name="P30"><text:tab/><text:span text:style-name="T30">Ouverture de </text:span><text:span text:style-name="T32">t</text:span>icket de <text:span text:style-name="T32">proposition de</text:span> sujets de réunion</text:p>
      <text:h text:style-name="P19" text:outline-level="1"><text:bookmark-start text:name="__RefHeading___Toc263_1510177236 Copie 2 Copie 1"/>Prochaine réunion<text:bookmark-end text:name="__RefHeading___Toc263_1510177236 Copie 2 Copie 1"/></text:h>
      <text:h text:style-name="P21" text:outline-level="2"><text:bookmark-start text:name="__RefHeading___Toc289_1510177236"/>Date<text:bookmark-end text:name="__RefHeading___Toc289_1510177236"/></text:h>
      <text:p text:style-name="P14"><text:span text:style-name="T5">S</text:span><text:span text:style-name="T6">amedi </text:span><text:span text:style-name="T19">9</text:span><text:span text:style-name="T7"> </text:span><text:span text:style-name="T19">novembre 2024</text:span><text:span text:style-name="T6">, </text:span><text:span text:style-name="T5">de 14h30 à 16h30</text:span></text:p>
      <text:p text:style-name="P1"/>
      <text:p text:style-name="P1"/>
      <text:h text:style-name="P22" text:outline-level="2"><text:bookmark-start text:name="__RefHeading___Toc291_1510177236"/>Ordre du jour<text:bookmark-end text:name="__RefHeading___Toc291_1510177236"/></text:h>
      <text:p text:style-name="P37">Esprit de Wizards &amp; Dices : préparation du jalon 2</text:p>
      <text:list xml:id="list1890156712" text:style-name="L5">
        <text:list-item>
          <text:p text:style-name="P41"><text:span text:style-name="T21">Proposition de slogans et de logos</text:span></text:p>
        </text:list-item>
        <text:list-item>
          <text:p text:style-name="P42">Grands axes de produits et de services proposés</text:p>
        </text:list-item>
        <text:list-item>
          <text:p text:style-name="P40"><text:span text:style-name="T20">Premiers regards sur la charte graphique</text:span></text:p>
        </text:list-item>
      </text:list>
      <text:p text:style-name="P1"/>
      <text:p text:style-name="P1"/>
      <text:h text:style-name="P23" text:outline-level="2"><text:bookmark-start text:name="__RefHeading___Toc291_1510177236 Copie 1"/>Devoirs<text:bookmark-end text:name="__RefHeading___Toc291_1510177236 Copie 1"/></text:h>
      <text:p text:style-name="P34">Axel : </text:p>
      <text:list text:style-name="L7">
        <text:list-item>
          <text:p text:style-name="P50"><text:span text:style-name="T19">Setup des workflow de gestion de projet</text:span></text:p>
        </text:list-item>
        <text:list-item>
          <text:p text:style-name="P51">Rédaction d’un mémo <text:span text:style-name="T33">formalisant les</text:span> <text:span text:style-name="T19">workflow</text:span></text:p>
        </text:list-item>
      </text:list>
      <text:p text:style-name="P33">Loïs : </text:p>
      <text:list xml:id="list987405302" text:style-name="L4">
        <text:list-item>
          <text:p text:style-name="P39"><text:span text:style-name="T19">Réfléchir au slogan : faire 3 propositions minimum</text:span></text:p>
        </text:list-item>
        <text:list-item>
          <text:p text:style-name="P39"><text:span text:style-name="T20">F</text:span><text:span text:style-name="T19">inition du logo </text:span></text:p>
        </text:list-item>
        <text:list-item>
          <text:p text:style-name="P38">Réfléchir à la charte graphique</text:p>
        </text:list-item>
      </text:list>
      <text:p text:style-name="P32">Tout le monde : </text:p>
      <text:list xml:id="list1270007873" text:style-name="L3">
        <text:list-item>
          <text:p text:style-name="P35"><text:span text:style-name="T16">Réfléchir au logo et un slogan : un minimum par personne</text:span></text:p>
        </text:list-item>
        <text:list-item>
          <text:p text:style-name="P35"><text:span text:style-name="T16">Marchandises proposés : optionnelles</text:span></text:p>
        </text:list-item>
        <text:list-item>
          <text:p text:style-name="P35"><text:span text:style-name="T16">Services fournis et fonctionnalités attirantes : optionnels</text:span></text:p>
        </text:list-item>
      </text:list>
      <text:p text:style-name="P1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2f1a4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1">Workflow</text:span> et de communication</text:p>
      </style:header>
      <style:footer>
        <text:p text:style-name="Header"><text:span text:style-name="MT1">04/11/2024</text:span><text:tab/><text:tab/><text:span text:style-name="MT2">Page : </text:span><text:span text:style-name="MT2"><text:page-number text:select-page="current">2</text:page-number></text:span><text:span text:style-name="MT2"><text:s/>/ </text:span><text:span text:style-name="MT2"><text:expression text:formula="ooow:page-2" office:value-type="float" office:value="2" style:data-style-name="N0">2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04T23:00:19.076000000</dc:date>
    <meta:editing-duration>PT2H55M13S</meta:editing-duration>
    <meta:editing-cycles>75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79" meta:word-count="598" meta:character-count="3454" meta:non-whitespace-character-count="2932"/>
  </office:meta>
</office:document-meta>
</file>